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nsors" table:style-name="ta1">
        <table:shapes>
          <draw:frame draw:z-index="1" draw:id="id0" draw:style-name="a0" draw:name="Chart 1" svg:x="8.33694in" svg:y="2.02333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tid</text:p>
          </table:table-cell>
          <table:table-cell office:value-type="string" table:style-name="ce1">
            <text:p>layerid</text:p>
          </table:table-cell>
          <table:table-cell office:value-type="string" table:style-name="ce1">
            <text:p>size_x</text:p>
          </table:table-cell>
          <table:table-cell office:value-type="string" table:style-name="ce1">
            <text:p>size_y</text:p>
          </table:table-cell>
          <table:table-cell office:value-type="string" table:style-name="ce1">
            <text:p>translation_x</text:p>
          </table:table-cell>
          <table:table-cell office:value-type="string" table:style-name="ce1">
            <text:p>translation_z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67.73" table:style-name="ce1">
            <text:p>67.73</text:p>
          </table:table-cell>
          <table:table-cell office:value-type="float" office:value="3962.0124999999998" table:style-name="ce1">
            <text:p>3962.0125</text:p>
          </table:table-cell>
          <table:table-cell table:number-columns-repeated="16378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97.83" table:style-name="ce1">
            <text:p>97.83</text:p>
          </table:table-cell>
          <table:table-cell office:value-type="float" office:value="3962.0124999999998" table:style-name="ce1">
            <text:p>3962.0125</text:p>
          </table:table-cell>
          <table:table-cell table:number-columns-repeated="16378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27.93" table:style-name="ce1">
            <text:p>127.93</text:p>
          </table:table-cell>
          <table:table-cell office:value-type="float" office:value="3962.0124999999998" table:style-name="ce1">
            <text:p>3962.0125</text:p>
          </table:table-cell>
          <table:table-cell table:number-columns-repeated="16378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58.03" table:style-name="ce1">
            <text:p>158.03</text:p>
          </table:table-cell>
          <table:table-cell office:value-type="float" office:value="3962.0124999999998" table:style-name="ce1">
            <text:p>3962.0125</text:p>
          </table:table-cell>
          <table:table-cell table:number-columns-repeated="16378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88.13" table:style-name="ce1">
            <text:p>188.13</text:p>
          </table:table-cell>
          <table:table-cell office:value-type="float" office:value="3962.0124999999998" table:style-name="ce1">
            <text:p>3962.0125</text:p>
          </table:table-cell>
          <table:table-cell table:number-columns-repeated="16378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18.23" table:style-name="ce1">
            <text:p>218.23</text:p>
          </table:table-cell>
          <table:table-cell office:value-type="float" office:value="3962.0124999999998" table:style-name="ce1">
            <text:p>3962.0125</text:p>
          </table:table-cell>
          <table:table-cell table:number-columns-repeated="16378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48.33" table:style-name="ce1">
            <text:p>248.33</text:p>
          </table:table-cell>
          <table:table-cell office:value-type="float" office:value="3962.0124999999998" table:style-name="ce1">
            <text:p>3962.0125</text:p>
          </table:table-cell>
          <table:table-cell table:number-columns-repeated="16378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78.43" table:style-name="ce1">
            <text:p>278.43</text:p>
          </table:table-cell>
          <table:table-cell office:value-type="float" office:value="3962.0124999999998" table:style-name="ce1">
            <text:p>3962.0125</text:p>
          </table:table-cell>
          <table:table-cell table:number-columns-repeated="16378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08.52999999999997" table:style-name="ce1">
            <text:p>308.53</text:p>
          </table:table-cell>
          <table:table-cell office:value-type="float" office:value="3962.0124999999998" table:style-name="ce1">
            <text:p>3962.0125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98.52999999999997" table:style-name="ce1">
            <text:p>298.53</text:p>
          </table:table-cell>
          <table:table-cell office:value-type="float" office:value="3950.0124999999998" table:style-name="ce1">
            <text:p>3950.0125</text:p>
          </table:table-cell>
          <table:table-cell table:number-columns-repeated="16378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28.63" table:style-name="ce1">
            <text:p>328.63</text:p>
          </table:table-cell>
          <table:table-cell office:value-type="float" office:value="3950.0124999999998" table:style-name="ce1">
            <text:p>3950.0125</text:p>
          </table:table-cell>
          <table:table-cell table:number-columns-repeated="16378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58.73" table:style-name="ce1">
            <text:p>358.73</text:p>
          </table:table-cell>
          <table:table-cell office:value-type="float" office:value="3950.0124999999998" table:style-name="ce1">
            <text:p>3950.0125</text:p>
          </table:table-cell>
          <table:table-cell table:number-columns-repeated="16378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88.83" table:style-name="ce1">
            <text:p>388.83</text:p>
          </table:table-cell>
          <table:table-cell office:value-type="float" office:value="3950.0124999999998" table:style-name="ce1">
            <text:p>3950.0125</text:p>
          </table:table-cell>
          <table:table-cell table:number-columns-repeated="16378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18.93" table:style-name="ce1">
            <text:p>418.93</text:p>
          </table:table-cell>
          <table:table-cell office:value-type="float" office:value="3950.0124999999998" table:style-name="ce1">
            <text:p>3950.0125</text:p>
          </table:table-cell>
          <table:table-cell table:number-columns-repeated="16378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49.03" table:style-name="ce1">
            <text:p>449.03</text:p>
          </table:table-cell>
          <table:table-cell office:value-type="float" office:value="3950.0124999999998" table:style-name="ce1">
            <text:p>3950.0125</text:p>
          </table:table-cell>
          <table:table-cell table:number-columns-repeated="16378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79.13" table:style-name="ce1">
            <text:p>479.13</text:p>
          </table:table-cell>
          <table:table-cell office:value-type="float" office:value="3950.0124999999998" table:style-name="ce1">
            <text:p>3950.0125</text:p>
          </table:table-cell>
          <table:table-cell table:number-columns-repeated="16378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09.23" table:style-name="ce1">
            <text:p>509.23</text:p>
          </table:table-cell>
          <table:table-cell office:value-type="float" office:value="3950.0124999999998" table:style-name="ce1">
            <text:p>3950.0125</text:p>
          </table:table-cell>
          <table:table-cell table:number-columns-repeated="16378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39.33000000000004" table:style-name="ce1">
            <text:p>539.33</text:p>
          </table:table-cell>
          <table:table-cell office:value-type="float" office:value="3950.0124999999998" table:style-name="ce1">
            <text:p>3950.0125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67.73" table:style-name="ce1">
            <text:p>67.73</text:p>
          </table:table-cell>
          <table:table-cell office:value-type="float" office:value="4062.0124999999998" table:style-name="ce1">
            <text:p>4062.0125</text:p>
          </table:table-cell>
          <table:table-cell table:number-columns-repeated="16378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97.83" table:style-name="ce1">
            <text:p>97.83</text:p>
          </table:table-cell>
          <table:table-cell office:value-type="float" office:value="4062.0124999999998" table:style-name="ce1">
            <text:p>4062.0125</text:p>
          </table:table-cell>
          <table:table-cell table:number-columns-repeated="16378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27.93" table:style-name="ce1">
            <text:p>127.93</text:p>
          </table:table-cell>
          <table:table-cell office:value-type="float" office:value="4062.0124999999998" table:style-name="ce1">
            <text:p>4062.0125</text:p>
          </table:table-cell>
          <table:table-cell table:number-columns-repeated="16378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58.03" table:style-name="ce1">
            <text:p>158.03</text:p>
          </table:table-cell>
          <table:table-cell office:value-type="float" office:value="4062.0124999999998" table:style-name="ce1">
            <text:p>4062.0125</text:p>
          </table:table-cell>
          <table:table-cell table:number-columns-repeated="16378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88.13" table:style-name="ce1">
            <text:p>188.13</text:p>
          </table:table-cell>
          <table:table-cell office:value-type="float" office:value="4062.0124999999998" table:style-name="ce1">
            <text:p>4062.0125</text:p>
          </table:table-cell>
          <table:table-cell table:number-columns-repeated="16378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18.23" table:style-name="ce1">
            <text:p>218.23</text:p>
          </table:table-cell>
          <table:table-cell office:value-type="float" office:value="4062.0124999999998" table:style-name="ce1">
            <text:p>4062.0125</text:p>
          </table:table-cell>
          <table:table-cell table:number-columns-repeated="16378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48.33" table:style-name="ce1">
            <text:p>248.33</text:p>
          </table:table-cell>
          <table:table-cell office:value-type="float" office:value="4062.0124999999998" table:style-name="ce1">
            <text:p>4062.0125</text:p>
          </table:table-cell>
          <table:table-cell table:number-columns-repeated="16378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78.43" table:style-name="ce1">
            <text:p>278.43</text:p>
          </table:table-cell>
          <table:table-cell office:value-type="float" office:value="4062.0124999999998" table:style-name="ce1">
            <text:p>4062.0125</text:p>
          </table:table-cell>
          <table:table-cell table:number-columns-repeated="16378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08.52999999999997" table:style-name="ce1">
            <text:p>308.53</text:p>
          </table:table-cell>
          <table:table-cell office:value-type="float" office:value="4062.0124999999998" table:style-name="ce1">
            <text:p>4062.0125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98.52999999999997" table:style-name="ce1">
            <text:p>298.53</text:p>
          </table:table-cell>
          <table:table-cell office:value-type="float" office:value="4050.0124999999998" table:style-name="ce1">
            <text:p>4050.0125</text:p>
          </table:table-cell>
          <table:table-cell table:number-columns-repeated="16378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28.63" table:style-name="ce1">
            <text:p>328.63</text:p>
          </table:table-cell>
          <table:table-cell office:value-type="float" office:value="4050.0124999999998" table:style-name="ce1">
            <text:p>4050.0125</text:p>
          </table:table-cell>
          <table:table-cell table:number-columns-repeated="16378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58.73" table:style-name="ce1">
            <text:p>358.73</text:p>
          </table:table-cell>
          <table:table-cell office:value-type="float" office:value="4050.0124999999998" table:style-name="ce1">
            <text:p>4050.0125</text:p>
          </table:table-cell>
          <table:table-cell table:number-columns-repeated="16378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88.83" table:style-name="ce1">
            <text:p>388.83</text:p>
          </table:table-cell>
          <table:table-cell office:value-type="float" office:value="4050.0124999999998" table:style-name="ce1">
            <text:p>4050.0125</text:p>
          </table:table-cell>
          <table:table-cell table:number-columns-repeated="16378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18.93" table:style-name="ce1">
            <text:p>418.93</text:p>
          </table:table-cell>
          <table:table-cell office:value-type="float" office:value="4050.0124999999998" table:style-name="ce1">
            <text:p>4050.0125</text:p>
          </table:table-cell>
          <table:table-cell table:number-columns-repeated="16378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49.03" table:style-name="ce1">
            <text:p>449.03</text:p>
          </table:table-cell>
          <table:table-cell office:value-type="float" office:value="4050.0124999999998" table:style-name="ce1">
            <text:p>4050.0125</text:p>
          </table:table-cell>
          <table:table-cell table:number-columns-repeated="16378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79.13" table:style-name="ce1">
            <text:p>479.13</text:p>
          </table:table-cell>
          <table:table-cell office:value-type="float" office:value="4050.0124999999998" table:style-name="ce1">
            <text:p>4050.0125</text:p>
          </table:table-cell>
          <table:table-cell table:number-columns-repeated="16378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09.23" table:style-name="ce1">
            <text:p>509.23</text:p>
          </table:table-cell>
          <table:table-cell office:value-type="float" office:value="4050.0124999999998" table:style-name="ce1">
            <text:p>4050.0125</text:p>
          </table:table-cell>
          <table:table-cell table:number-columns-repeated="16378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39.33000000000004" table:style-name="ce1">
            <text:p>539.33</text:p>
          </table:table-cell>
          <table:table-cell office:value-type="float" office:value="4050.0124999999998" table:style-name="ce1">
            <text:p>4050.0125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67.73" table:style-name="ce1">
            <text:p>67.73</text:p>
          </table:table-cell>
          <table:table-cell office:value-type="float" office:value="4162.0124999999998" table:style-name="ce1">
            <text:p>4162.0125</text:p>
          </table:table-cell>
          <table:table-cell table:number-columns-repeated="16378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97.83" table:style-name="ce1">
            <text:p>97.83</text:p>
          </table:table-cell>
          <table:table-cell office:value-type="float" office:value="4162.0124999999998" table:style-name="ce1">
            <text:p>4162.0125</text:p>
          </table:table-cell>
          <table:table-cell table:number-columns-repeated="16378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27.93" table:style-name="ce1">
            <text:p>127.93</text:p>
          </table:table-cell>
          <table:table-cell office:value-type="float" office:value="4162.0124999999998" table:style-name="ce1">
            <text:p>4162.0125</text:p>
          </table:table-cell>
          <table:table-cell table:number-columns-repeated="16378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58.03" table:style-name="ce1">
            <text:p>158.03</text:p>
          </table:table-cell>
          <table:table-cell office:value-type="float" office:value="4162.0124999999998" table:style-name="ce1">
            <text:p>4162.0125</text:p>
          </table:table-cell>
          <table:table-cell table:number-columns-repeated="16378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88.13" table:style-name="ce1">
            <text:p>188.13</text:p>
          </table:table-cell>
          <table:table-cell office:value-type="float" office:value="4162.0124999999998" table:style-name="ce1">
            <text:p>4162.0125</text:p>
          </table:table-cell>
          <table:table-cell table:number-columns-repeated="16378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18.23" table:style-name="ce1">
            <text:p>218.23</text:p>
          </table:table-cell>
          <table:table-cell office:value-type="float" office:value="4162.0124999999998" table:style-name="ce1">
            <text:p>4162.0125</text:p>
          </table:table-cell>
          <table:table-cell table:number-columns-repeated="16378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48.33" table:style-name="ce1">
            <text:p>248.33</text:p>
          </table:table-cell>
          <table:table-cell office:value-type="float" office:value="4162.0124999999998" table:style-name="ce1">
            <text:p>4162.0125</text:p>
          </table:table-cell>
          <table:table-cell table:number-columns-repeated="16378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78.43" table:style-name="ce1">
            <text:p>278.43</text:p>
          </table:table-cell>
          <table:table-cell office:value-type="float" office:value="4162.0124999999998" table:style-name="ce1">
            <text:p>4162.0125</text:p>
          </table:table-cell>
          <table:table-cell table:number-columns-repeated="16378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08.52999999999997" table:style-name="ce1">
            <text:p>308.53</text:p>
          </table:table-cell>
          <table:table-cell office:value-type="float" office:value="4162.0124999999998" table:style-name="ce1">
            <text:p>4162.0125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98.52999999999997" table:style-name="ce1">
            <text:p>298.53</text:p>
          </table:table-cell>
          <table:table-cell office:value-type="float" office:value="4150.0124999999998" table:style-name="ce1">
            <text:p>4150.0125</text:p>
          </table:table-cell>
          <table:table-cell table:number-columns-repeated="16378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28.63" table:style-name="ce1">
            <text:p>328.63</text:p>
          </table:table-cell>
          <table:table-cell office:value-type="float" office:value="4150.0124999999998" table:style-name="ce1">
            <text:p>4150.0125</text:p>
          </table:table-cell>
          <table:table-cell table:number-columns-repeated="16378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58.73" table:style-name="ce1">
            <text:p>358.73</text:p>
          </table:table-cell>
          <table:table-cell office:value-type="float" office:value="4150.0124999999998" table:style-name="ce1">
            <text:p>4150.0125</text:p>
          </table:table-cell>
          <table:table-cell table:number-columns-repeated="16378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88.83" table:style-name="ce1">
            <text:p>388.83</text:p>
          </table:table-cell>
          <table:table-cell office:value-type="float" office:value="4150.0124999999998" table:style-name="ce1">
            <text:p>4150.0125</text:p>
          </table:table-cell>
          <table:table-cell table:number-columns-repeated="16378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18.93" table:style-name="ce1">
            <text:p>418.93</text:p>
          </table:table-cell>
          <table:table-cell office:value-type="float" office:value="4150.0124999999998" table:style-name="ce1">
            <text:p>4150.0125</text:p>
          </table:table-cell>
          <table:table-cell table:number-columns-repeated="16378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49.03" table:style-name="ce1">
            <text:p>449.03</text:p>
          </table:table-cell>
          <table:table-cell office:value-type="float" office:value="4150.0124999999998" table:style-name="ce1">
            <text:p>4150.0125</text:p>
          </table:table-cell>
          <table:table-cell table:number-columns-repeated="16378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79.13" table:style-name="ce1">
            <text:p>479.13</text:p>
          </table:table-cell>
          <table:table-cell office:value-type="float" office:value="4150.0124999999998" table:style-name="ce1">
            <text:p>4150.0125</text:p>
          </table:table-cell>
          <table:table-cell table:number-columns-repeated="16378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09.23" table:style-name="ce1">
            <text:p>509.23</text:p>
          </table:table-cell>
          <table:table-cell office:value-type="float" office:value="4150.0124999999998" table:style-name="ce1">
            <text:p>4150.0125</text:p>
          </table:table-cell>
          <table:table-cell table:number-columns-repeated="16378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39.33000000000004" table:style-name="ce1">
            <text:p>539.33</text:p>
          </table:table-cell>
          <table:table-cell office:value-type="float" office:value="4150.0124999999998" table:style-name="ce1">
            <text:p>4150.0125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67.73" table:style-name="ce1">
            <text:p>67.73</text:p>
          </table:table-cell>
          <table:table-cell office:value-type="float" office:value="4262.0124999999998" table:style-name="ce1">
            <text:p>4262.0125</text:p>
          </table:table-cell>
          <table:table-cell table:number-columns-repeated="16378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97.83" table:style-name="ce1">
            <text:p>97.83</text:p>
          </table:table-cell>
          <table:table-cell office:value-type="float" office:value="4262.0124999999998" table:style-name="ce1">
            <text:p>4262.0125</text:p>
          </table:table-cell>
          <table:table-cell table:number-columns-repeated="16378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27.93" table:style-name="ce1">
            <text:p>127.93</text:p>
          </table:table-cell>
          <table:table-cell office:value-type="float" office:value="4262.0124999999998" table:style-name="ce1">
            <text:p>4262.0125</text:p>
          </table:table-cell>
          <table:table-cell table:number-columns-repeated="16378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58.03" table:style-name="ce1">
            <text:p>158.03</text:p>
          </table:table-cell>
          <table:table-cell office:value-type="float" office:value="4262.0124999999998" table:style-name="ce1">
            <text:p>4262.0125</text:p>
          </table:table-cell>
          <table:table-cell table:number-columns-repeated="16378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88.13" table:style-name="ce1">
            <text:p>188.13</text:p>
          </table:table-cell>
          <table:table-cell office:value-type="float" office:value="4262.0124999999998" table:style-name="ce1">
            <text:p>4262.0125</text:p>
          </table:table-cell>
          <table:table-cell table:number-columns-repeated="16378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18.23" table:style-name="ce1">
            <text:p>218.23</text:p>
          </table:table-cell>
          <table:table-cell office:value-type="float" office:value="4262.0124999999998" table:style-name="ce1">
            <text:p>4262.0125</text:p>
          </table:table-cell>
          <table:table-cell table:number-columns-repeated="16378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48.33" table:style-name="ce1">
            <text:p>248.33</text:p>
          </table:table-cell>
          <table:table-cell office:value-type="float" office:value="4262.0124999999998" table:style-name="ce1">
            <text:p>4262.0125</text:p>
          </table:table-cell>
          <table:table-cell table:number-columns-repeated="16378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78.43" table:style-name="ce1">
            <text:p>278.43</text:p>
          </table:table-cell>
          <table:table-cell office:value-type="float" office:value="4262.0124999999998" table:style-name="ce1">
            <text:p>4262.0125</text:p>
          </table:table-cell>
          <table:table-cell table:number-columns-repeated="16378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08.52999999999997" table:style-name="ce1">
            <text:p>308.53</text:p>
          </table:table-cell>
          <table:table-cell office:value-type="float" office:value="4262.0124999999998" table:style-name="ce1">
            <text:p>4262.0125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98.52999999999997" table:style-name="ce1">
            <text:p>298.53</text:p>
          </table:table-cell>
          <table:table-cell office:value-type="float" office:value="4250.0124999999998" table:style-name="ce1">
            <text:p>4250.0125</text:p>
          </table:table-cell>
          <table:table-cell table:number-columns-repeated="16378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28.63" table:style-name="ce1">
            <text:p>328.63</text:p>
          </table:table-cell>
          <table:table-cell office:value-type="float" office:value="4250.0124999999998" table:style-name="ce1">
            <text:p>4250.0125</text:p>
          </table:table-cell>
          <table:table-cell table:number-columns-repeated="16378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58.73" table:style-name="ce1">
            <text:p>358.73</text:p>
          </table:table-cell>
          <table:table-cell office:value-type="float" office:value="4250.0124999999998" table:style-name="ce1">
            <text:p>4250.0125</text:p>
          </table:table-cell>
          <table:table-cell table:number-columns-repeated="16378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88.83" table:style-name="ce1">
            <text:p>388.83</text:p>
          </table:table-cell>
          <table:table-cell office:value-type="float" office:value="4250.0124999999998" table:style-name="ce1">
            <text:p>4250.0125</text:p>
          </table:table-cell>
          <table:table-cell table:number-columns-repeated="16378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18.93" table:style-name="ce1">
            <text:p>418.93</text:p>
          </table:table-cell>
          <table:table-cell office:value-type="float" office:value="4250.0124999999998" table:style-name="ce1">
            <text:p>4250.0125</text:p>
          </table:table-cell>
          <table:table-cell table:number-columns-repeated="16378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49.03" table:style-name="ce1">
            <text:p>449.03</text:p>
          </table:table-cell>
          <table:table-cell office:value-type="float" office:value="4250.0124999999998" table:style-name="ce1">
            <text:p>4250.0125</text:p>
          </table:table-cell>
          <table:table-cell table:number-columns-repeated="16378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79.13" table:style-name="ce1">
            <text:p>479.13</text:p>
          </table:table-cell>
          <table:table-cell office:value-type="float" office:value="4250.0124999999998" table:style-name="ce1">
            <text:p>4250.0125</text:p>
          </table:table-cell>
          <table:table-cell table:number-columns-repeated="16378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09.23" table:style-name="ce1">
            <text:p>509.23</text:p>
          </table:table-cell>
          <table:table-cell office:value-type="float" office:value="4250.0124999999998" table:style-name="ce1">
            <text:p>4250.0125</text:p>
          </table:table-cell>
          <table:table-cell table:number-columns-repeated="16378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39.33000000000004" table:style-name="ce1">
            <text:p>539.33</text:p>
          </table:table-cell>
          <table:table-cell office:value-type="float" office:value="4250.0124999999998" table:style-name="ce1">
            <text:p>4250.0125</text:p>
          </table:table-cell>
          <table:table-cell table:number-columns-repeated="16378"/>
        </table:table-row>
        <table:table-row table:number-rows-repeated="1048502" table:style-name="ro1">
          <table:table-cell table:number-columns-repeated="16384"/>
        </table:table-row>
      </table:table>
      <table:table table:name="Staves" table:style-name="ta1">
        <table:shapes>
          <draw:frame draw:z-index="1" draw:id="id1" draw:style-name="a1" draw:name="Chart 1" svg:x="0.60708in" svg:y="3.44958in" svg:width="7.18542in" svg:height="3.5429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4" table:number-columns-repeated="7" table:default-cell-style-name="ce1"/>
        <table:table-column table:style-name="co7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etid</text:p>
          </table:table-cell>
          <table:table-cell office:value-type="string" table:style-name="ce1">
            <text:p>X (mm)</text:p>
          </table:table-cell>
          <table:table-cell office:value-type="string" table:style-name="ce1">
            <text:p>Y (mm)</text:p>
          </table:table-cell>
          <table:table-cell office:value-type="string" table:style-name="ce1">
            <text:p>Z (mm)</text:p>
          </table:table-cell>
          <table:table-cell office:value-type="string" table:style-name="ce1">
            <text:p>Size_x</text:p>
          </table:table-cell>
          <table:table-cell office:value-type="string" table:style-name="ce1">
            <text:p>Size_y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0" table:style-name="ce1">
            <text:p>1000</text:p>
          </table:table-cell>
          <table:table-cell office:value-type="float" office:value="188.13" table:style-name="ce1">
            <text:p>188.13</text:p>
          </table:table-cell>
          <table:table-cell office:value-type="float" office:value="0" table:style-name="ce1">
            <text:p>0</text:p>
          </table:table-cell>
          <table:table-cell office:value-type="float" office:value="3962.1" table:style-name="ce1">
            <text:p>39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1" table:style-name="ce1">
            <text:p>1001</text:p>
          </table:table-cell>
          <table:table-cell office:value-type="float" office:value="418.93" table:style-name="ce1">
            <text:p>418.93</text:p>
          </table:table-cell>
          <table:table-cell office:value-type="float" office:value="0" table:style-name="ce1">
            <text:p>0</text:p>
          </table:table-cell>
          <table:table-cell office:value-type="float" office:value="3950.1" table:style-name="ce1">
            <text:p>39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2" table:style-name="ce1">
            <text:p>1002</text:p>
          </table:table-cell>
          <table:table-cell office:value-type="float" office:value="188.13" table:style-name="ce1">
            <text:p>188.13</text:p>
          </table:table-cell>
          <table:table-cell office:value-type="float" office:value="0" table:style-name="ce1">
            <text:p>0</text:p>
          </table:table-cell>
          <table:table-cell office:value-type="float" office:value="4062.1" table:style-name="ce1">
            <text:p>40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3" table:style-name="ce1">
            <text:p>1003</text:p>
          </table:table-cell>
          <table:table-cell office:value-type="float" office:value="418.93" table:style-name="ce1">
            <text:p>418.93</text:p>
          </table:table-cell>
          <table:table-cell office:value-type="float" office:value="0" table:style-name="ce1">
            <text:p>0</text:p>
          </table:table-cell>
          <table:table-cell office:value-type="float" office:value="4050.1" table:style-name="ce1">
            <text:p>40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4" table:style-name="ce1">
            <text:p>1004</text:p>
          </table:table-cell>
          <table:table-cell office:value-type="float" office:value="188.13" table:style-name="ce1">
            <text:p>188.13</text:p>
          </table:table-cell>
          <table:table-cell office:value-type="float" office:value="0" table:style-name="ce1">
            <text:p>0</text:p>
          </table:table-cell>
          <table:table-cell office:value-type="float" office:value="4162.1000000000004" table:style-name="ce1">
            <text:p>41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5" table:style-name="ce1">
            <text:p>1005</text:p>
          </table:table-cell>
          <table:table-cell office:value-type="float" office:value="418.93" table:style-name="ce1">
            <text:p>418.93</text:p>
          </table:table-cell>
          <table:table-cell office:value-type="float" office:value="0" table:style-name="ce1">
            <text:p>0</text:p>
          </table:table-cell>
          <table:table-cell office:value-type="float" office:value="4150.1000000000004" table:style-name="ce1">
            <text:p>41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6" table:style-name="ce1">
            <text:p>1006</text:p>
          </table:table-cell>
          <table:table-cell office:value-type="float" office:value="188.13" table:style-name="ce1">
            <text:p>188.13</text:p>
          </table:table-cell>
          <table:table-cell office:value-type="float" office:value="0" table:style-name="ce1">
            <text:p>0</text:p>
          </table:table-cell>
          <table:table-cell office:value-type="float" office:value="4262.1000000000004" table:style-name="ce1">
            <text:p>42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7" table:style-name="ce1">
            <text:p>1007</text:p>
          </table:table-cell>
          <table:table-cell office:value-type="float" office:value="418.93" table:style-name="ce1">
            <text:p>418.93</text:p>
          </table:table-cell>
          <table:table-cell office:value-type="float" office:value="0" table:style-name="ce1">
            <text:p>0</text:p>
          </table:table-cell>
          <table:table-cell office:value-type="float" office:value="4250.1000000000004" table:style-name="ce1">
            <text:p>42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8" table:style-name="ce1">
            <text:p>1008</text:p>
          </table:table-cell>
          <table:table-cell office:value-type="float" office:value="-188.13" table:style-name="ce1">
            <text:p>-188.13</text:p>
          </table:table-cell>
          <table:table-cell office:value-type="float" office:value="-150" table:style-name="ce1">
            <text:p>-150</text:p>
          </table:table-cell>
          <table:table-cell office:value-type="float" office:value="3962.1" table:style-name="ce1">
            <text:p>39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9" table:style-name="ce1">
            <text:p>1009</text:p>
          </table:table-cell>
          <table:table-cell office:value-type="float" office:value="-418.93" table:style-name="ce1">
            <text:p>-418.93</text:p>
          </table:table-cell>
          <table:table-cell office:value-type="float" office:value="-150" table:style-name="ce1">
            <text:p>-150</text:p>
          </table:table-cell>
          <table:table-cell office:value-type="float" office:value="3950.1" table:style-name="ce1">
            <text:p>39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10" table:style-name="ce1">
            <text:p>1010</text:p>
          </table:table-cell>
          <table:table-cell office:value-type="float" office:value="-188.13" table:style-name="ce1">
            <text:p>-188.13</text:p>
          </table:table-cell>
          <table:table-cell office:value-type="float" office:value="-150" table:style-name="ce1">
            <text:p>-150</text:p>
          </table:table-cell>
          <table:table-cell office:value-type="float" office:value="4062.1" table:style-name="ce1">
            <text:p>40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11" table:style-name="ce1">
            <text:p>1011</text:p>
          </table:table-cell>
          <table:table-cell office:value-type="float" office:value="-418.93" table:style-name="ce1">
            <text:p>-418.93</text:p>
          </table:table-cell>
          <table:table-cell office:value-type="float" office:value="-150" table:style-name="ce1">
            <text:p>-150</text:p>
          </table:table-cell>
          <table:table-cell office:value-type="float" office:value="4050.1" table:style-name="ce1">
            <text:p>40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12" table:style-name="ce1">
            <text:p>1012</text:p>
          </table:table-cell>
          <table:table-cell office:value-type="float" office:value="-188.13" table:style-name="ce1">
            <text:p>-188.13</text:p>
          </table:table-cell>
          <table:table-cell office:value-type="float" office:value="-150" table:style-name="ce1">
            <text:p>-150</text:p>
          </table:table-cell>
          <table:table-cell office:value-type="float" office:value="4162.1000000000004" table:style-name="ce1">
            <text:p>41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13" table:style-name="ce1">
            <text:p>1013</text:p>
          </table:table-cell>
          <table:table-cell office:value-type="float" office:value="-418.93" table:style-name="ce1">
            <text:p>-418.93</text:p>
          </table:table-cell>
          <table:table-cell office:value-type="float" office:value="-150" table:style-name="ce1">
            <text:p>-150</text:p>
          </table:table-cell>
          <table:table-cell office:value-type="float" office:value="4150.1000000000004" table:style-name="ce1">
            <text:p>41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14" table:style-name="ce1">
            <text:p>1014</text:p>
          </table:table-cell>
          <table:table-cell office:value-type="float" office:value="-188.13" table:style-name="ce1">
            <text:p>-188.13</text:p>
          </table:table-cell>
          <table:table-cell office:value-type="float" office:value="-150" table:style-name="ce1">
            <text:p>-150</text:p>
          </table:table-cell>
          <table:table-cell office:value-type="float" office:value="4262.1000000000004" table:style-name="ce1">
            <text:p>42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15" table:style-name="ce1">
            <text:p>1015</text:p>
          </table:table-cell>
          <table:table-cell office:value-type="float" office:value="-418.93" table:style-name="ce1">
            <text:p>-418.93</text:p>
          </table:table-cell>
          <table:table-cell office:value-type="float" office:value="-150" table:style-name="ce1">
            <text:p>-150</text:p>
          </table:table-cell>
          <table:table-cell office:value-type="float" office:value="4250.1000000000004" table:style-name="ce1">
            <text:p>42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dc:creator>Microsoft Office User</dc:creator>
    <meta:creation-date>2021-09-09T22:31:43Z</meta:creation-date>
    <dc:date>2021-10-04T20:40:18Z</dc:date>
    <meta:editing-cycles>4</meta:editing-cycles>
    <meta:editing-duration>PT2973S</meta:editing-duration>
    <meta:user-defined meta:name="qrichtext">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19444in" chart:symbol-height="0.194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19444in" chart:symbol-height="0.19444in" chart:connect-bars="false" chart:solid-type="cuboid"/>
      <style:graphic-properties draw:fill="none" draw:stroke="none"/>
    </style:style>
  </office:automatic-styles>
  <office:body>
    <office:chart>
      <chart:chart chart:class="chart:scatter" svg:height="255.09pt" svg:width="453.51pt" chart:style-name="Crt0">
        <chart:plot-area svg:x="10.0pt" svg:y="10.0pt" svg:width="443.51pt" svg:height="245.0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ensors.$F$3:.$F$74" chart:class="chart:scatter" chart:attached-axis="primary-y" chart:style-name="G0S0">
            <chart:domain table:cell-range-address="Sensors.$E$3:.$E$74"/>
            <chart:data-point chart:repeated="7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1.69444in" chart:symbol-height="1.694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1.69444in" chart:symbol-height="1.69444in" chart:connect-bars="false" chart:solid-type="cuboid"/>
      <style:graphic-properties draw:fill="none" draw:stroke="none"/>
    </style:style>
  </office:automatic-styles>
  <office:body>
    <office:chart>
      <chart:chart chart:class="chart:scatter" svg:height="255.09pt" svg:width="517.3499212598425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taves.$E$3:.$E$18" chart:class="chart:scatter" chart:attached-axis="primary-y" chart:style-name="G0S0">
            <chart:domain table:cell-range-address="Staves.$C$3:.$C$18"/>
            <chart:data-point chart:repeated="1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